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tangChe3" svg:font-family="BatangChe"/>
    <style:font-face style:name="BatangChe1" svg:font-family="BatangChe" style:font-adornments="Regular"/>
    <style:font-face style:name="Ebrima6" svg:font-family="Ebrima"/>
    <style:font-face style:name="Ebrima3" svg:font-family="Ebrima" style:font-adornments="Regular"/>
    <style:font-face style:name="Calibri6" svg:font-family="Calibri" style:font-family-generic="swiss"/>
    <style:font-face style:name="Calibri3" svg:font-family="Calibri" style:font-adornments="Regular" style:font-family-generic="swiss"/>
    <style:font-face style:name="Andale Sans UI2" svg:font-family="'Andale Sans UI'" style:font-pitch="variable"/>
    <style:font-face style:name="BatangChe2" svg:font-family="BatangChe" style:font-pitch="variable"/>
    <style:font-face style:name="BatangChe" svg:font-family="BatangChe" style:font-adornments="Regular" style:font-pitch="variable"/>
    <style:font-face style:name="Calibri4" svg:font-family="Calibri" style:font-adornments="Regular" style:font-pitch="variable"/>
    <style:font-face style:name="Ebrima5" svg:font-family="Ebrima" style:font-pitch="variable"/>
    <style:font-face style:name="Ebrima2" svg:font-family="Ebrima" style:font-adornments="Regular" style:font-pitch="variable"/>
    <style:font-face style:name="Tahoma2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5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Ebrima4" svg:font-family="Ebrima" style:font-adornments="Regular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3.992cm"/>
    </style:style>
    <style:style style:name="pr6" style:family="presentation" style:parent-style-name="Default-subtitle">
      <style:graphic-properties draw:fill-color="#ffffff" fo:min-height="15.02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subtitle">
      <style:graphic-properties draw:fill-color="#ffffff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2pt" style:font-size-asian="22pt" style:font-size-complex="22pt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text-properties fo:font-size="32pt" style:font-size-asian="44pt" style:font-size-complex="44pt"/>
    </style:style>
    <style:style style:name="P7" style:family="paragraph">
      <style:text-properties fo:font-size="24pt" style:font-size-asian="32pt" style:font-size-complex="32pt"/>
    </style:style>
    <style:style style:name="P8" style:family="paragraph">
      <style:text-properties fo:font-size="24pt"/>
    </style:style>
    <style:style style:name="P9" style:family="paragraph">
      <style:text-properties fo:font-size="20pt"/>
    </style:style>
    <style:style style:name="P10" style:family="paragraph">
      <style:text-properties fo:font-size="15pt" style:font-size-asian="20pt" style:font-size-complex="20pt"/>
    </style:style>
    <style:style style:name="P11" style:family="paragraph">
      <style:paragraph-properties fo:text-align="start"/>
      <style:text-properties fo:font-weight="bold" style:font-weight-asian="bold" style:font-weight-complex="bold"/>
    </style:style>
    <style:style style:name="P12" style:family="paragraph">
      <style:text-properties fo:font-size="20pt" style:font-size-asian="26pt" style:font-size-complex="26pt"/>
    </style:style>
    <style:style style:name="P13" style:family="paragraph">
      <style:text-properties fo:font-size="26pt" style:font-size-asian="36pt" style:font-size-complex="36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32pt" style:font-size-asian="44pt" style:font-size-complex="44pt"/>
    </style:style>
    <style:style style:name="T9" style:family="text">
      <style:text-properties fo:font-size="28pt" fo:font-style="italic" style:font-size-asian="40pt" style:font-style-asian="italic" style:font-size-complex="40pt" style:font-style-complex="italic"/>
    </style:style>
    <style:style style:name="T10" style:family="text">
      <style:text-properties fo:font-size="24pt" style:font-size-asian="32pt" style:font-size-complex="32pt"/>
    </style:style>
    <style:style style:name="T11" style:family="text">
      <style:text-properties fo:font-size="24pt" fo:font-style="italic" style:font-size-asian="32pt" style:font-style-asian="italic" style:font-size-complex="32pt" style:font-style-complex="italic"/>
    </style:style>
    <style:style style:name="T12" style:family="text">
      <style:text-properties fo:font-size="15pt" style:font-size-asian="20pt" style:font-size-complex="20pt"/>
    </style:style>
    <style:style style:name="T13" style:family="text">
      <style:text-properties fo:font-size="15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size="15pt" fo:font-style="italic" style:font-size-asian="20pt" style:font-style-asian="italic" style:font-size-complex="20pt" style:font-style-complex="italic"/>
    </style:style>
    <style:style style:name="T15" style:family="text">
      <style:text-properties fo:font-size="15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style:text-position="-33% 58%" fo:font-size="15pt" style:font-size-asian="20pt" style:font-size-complex="20pt"/>
    </style:style>
    <style:style style:name="T17" style:family="text">
      <style:text-properties style:text-position="0% 100%" fo:font-size="15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8" style:family="text">
      <style:text-properties style:text-position="-33% 58%" fo:font-size="15pt" fo:font-style="italic" style:font-size-asian="20pt" style:font-style-asian="italic" style:font-size-complex="20pt" style:font-style-complex="italic"/>
    </style:style>
    <style:style style:name="T19" style:family="text">
      <style:text-properties style:text-position="-33% 58%" style:font-name="Calibri3" fo:font-size="15pt" fo:font-style="italic" style:font-name-asian="Calibri3" style:font-size-asian="20pt" style:font-style-asian="italic" style:font-name-complex="Calibri3" style:font-size-complex="20pt" style:font-style-complex="italic"/>
    </style:style>
    <style:style style:name="T20" style:family="text">
      <style:text-properties style:font-name="Calibri2" fo:font-size="15pt" style:font-name-asian="Calibri3" style:font-size-asian="20pt" style:font-name-complex="Calibri3" style:font-size-complex="20pt"/>
    </style:style>
    <style:style style:name="T21" style:family="text">
      <style:text-properties style:font-name="Calibri2" fo:font-size="15pt" fo:font-style="italic" style:font-name-asian="Calibri3" style:font-size-asian="20pt" style:font-style-asian="italic" style:font-name-complex="Calibri3" style:font-size-complex="20pt" style:font-style-complex="italic"/>
    </style:style>
    <style:style style:name="T22" style:family="text">
      <style:text-properties style:text-position="-33% 58%" style:font-name="Calibri2" fo:font-size="15pt" fo:font-style="italic" style:font-name-asian="Calibri3" style:font-size-asian="20pt" style:font-style-asian="italic" style:font-name-complex="Calibri3" style:font-size-complex="20pt" style:font-style-complex="italic"/>
    </style:style>
    <style:style style:name="T23" style:family="text">
      <style:text-properties style:font-name="Calibri3" fo:font-size="15pt" fo:font-style="italic" style:font-name-asian="Calibri3" style:font-size-asian="20pt" style:font-style-asian="italic" style:font-name-complex="Calibri3" style:font-size-complex="20pt" style:font-style-complex="italic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style:text-position="-33% 58%"/>
    </style:style>
    <style:style style:name="T26" style:family="text">
      <style:text-properties style:font-name="Calibri3" style:font-name-asian="Calibri3" style:font-name-complex="Calibri3"/>
    </style:style>
    <style:style style:name="T27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28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29" style:family="text">
      <style:text-properties style:font-name="Calibri2" style:font-name-asian="Calibri3" style:font-name-complex="Calibri3"/>
    </style:style>
    <style:style style:name="T30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31" style:family="text">
      <style:text-properties style:text-position="-33% 58%" style:font-name="Calibri2" style:font-name-asian="Calibri3" style:font-name-complex="Calibri3"/>
    </style:style>
    <style:style style:name="T32" style:family="text">
      <style:text-properties style:text-position="0% 100%" style:font-name="Calibri2" style:font-name-asian="Calibri3" style:font-name-complex="Calibri3"/>
    </style:style>
    <style:style style:name="T33" style:family="text">
      <style:text-properties style:text-position="0% 100%" style:font-name="Calibri3" style:font-name-asian="Calibri3" style:font-name-complex="Calibri3"/>
    </style:style>
    <style:style style:name="T34" style:family="text">
      <style:text-properties style:text-position="0% 100%" style:font-name="Calibri2" fo:font-style="italic" style:font-name-asian="Calibri3" style:font-style-asian="italic" style:font-name-complex="Calibri3" style:font-style-complex="italic"/>
    </style:style>
    <style:style style:name="T35" style:family="text">
      <style:text-properties style:text-position="0% 100%" style:font-name="Calibri3" fo:font-style="italic" style:font-name-asian="Calibri3" style:font-style-asian="italic" style:font-name-complex="Calibri3" style:font-style-complex="italic"/>
    </style:style>
    <style:style style:name="T36" style:family="text">
      <style:text-properties style:text-position="0% 100%" style:font-name="Calibri3" fo:font-style="normal" style:font-name-asian="Calibri3" style:font-style-asian="normal" style:font-name-complex="Calibri3" style:font-style-complex="normal"/>
    </style:style>
    <style:style style:name="T37" style:family="text">
      <style:text-properties style:font-name="BatangChe1" fo:font-style="normal" style:font-name-asian="BatangChe1" style:font-style-asian="normal" style:font-name-complex="BatangChe1" style:font-style-complex="normal"/>
    </style:style>
    <style:style style:name="T38" style:family="text">
      <style:text-properties style:font-name="Calibri2" fo:font-style="normal" style:font-name-asian="BatangChe1" style:font-style-asian="normal" style:font-name-complex="BatangChe1" style:font-style-complex="normal"/>
    </style:style>
    <style:style style:name="T39" style:family="text">
      <style:text-properties style:font-name="Calibri2" fo:font-style="italic" style:font-name-asian="BatangChe1" style:font-style-asian="italic" style:font-name-complex="BatangChe1" style:font-style-complex="italic"/>
    </style:style>
    <style:style style:name="T40" style:family="text">
      <style:text-properties style:font-name="Ebrima3" fo:font-style="italic" style:font-name-asian="Ebrima3" style:font-style-asian="italic" style:font-name-complex="Ebrima3" style:font-style-complex="italic"/>
    </style:style>
    <style:style style:name="T41" style:family="text">
      <style:text-properties style:text-position="-33% 58%" style:font-name="Ebrima2" fo:font-style="italic" style:font-name-asian="Ebrima3" style:font-style-asian="italic" style:font-name-complex="Ebrima3" style:font-style-complex="italic"/>
    </style:style>
    <style:style style:name="T42" style:family="text">
      <style:text-properties style:font-name="Ebrima2" style:font-name-asian="Ebrima3" style:font-name-complex="Ebrima3"/>
    </style:style>
    <style:style style:name="T43" style:family="text">
      <style:text-properties fo:color="#0000ff" fo:font-style="italic" style:font-style-asian="italic" style:font-style-complex="italic"/>
    </style:style>
    <style:style style:name="T44" style:family="text">
      <style:text-properties fo:color="#0000ff"/>
    </style:style>
    <style:style style:name="T45" style:family="text">
      <style:text-properties fo:color="#0000ff" style:text-position="-33% 58%"/>
    </style:style>
    <style:style style:name="T46" style:family="text">
      <style:text-properties fo:color="#0000ff" style:text-position="-33% 58%" fo:font-weight="normal" style:font-weight-asian="normal" style:font-weight-complex="normal"/>
    </style:style>
    <style:style style:name="T47" style:family="text">
      <style:text-properties style:text-position="0% 100%"/>
    </style:style>
    <style:style style:name="T48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49" style:family="text">
      <style:text-properties style:text-position="-33% 58%" style:font-name="Ebrima3" fo:font-style="italic" style:font-name-asian="Ebrima3" style:font-style-asian="italic" style:font-name-complex="Ebrima3" style:font-style-complex="italic"/>
    </style:style>
    <style:style style:name="T50" style:family="text">
      <style:text-properties style:text-position="33% 58%" style:font-name="Calibri2" style:font-name-asian="Calibri3" style:font-name-complex="Calibri3"/>
    </style:style>
    <style:style style:name="T51" style:family="text">
      <style:text-properties style:text-position="0% 100%" style:font-name="Calibri2" fo:font-style="normal" style:font-name-asian="Calibri3" style:font-style-asian="normal" style:font-name-complex="Calibri3" style:font-style-complex="normal"/>
    </style:style>
    <style:style style:name="T5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4" style:family="text">
      <style:text-properties style:text-position="-33% 58%"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style:text-position="-33% 58%"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fo:font-size="24pt"/>
    </style:style>
    <style:style style:name="T57" style:family="text">
      <style:text-properties fo:font-size="24pt" fo:font-style="italic" style:font-style-asian="italic" style:font-style-complex="italic"/>
    </style:style>
    <style:style style:name="T58" style:family="text">
      <style:text-properties fo:font-size="24pt" fo:font-style="normal" style:font-style-asian="normal" style:font-style-complex="normal"/>
    </style:style>
    <style:style style:name="T59" style:family="text">
      <style:text-properties fo:font-size="24pt" fo:font-style="italic" fo:font-weight="bold" style:font-style-asian="italic" style:font-weight-asian="bold" style:font-style-complex="italic" style:font-weight-complex="bold"/>
    </style:style>
    <style:style style:name="T60" style:family="text">
      <style:text-properties fo:font-size="24pt"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fo:font-size="24pt" fo:font-style="italic" fo:font-weight="normal" style:font-style-asian="italic" style:font-weight-asian="normal" style:font-style-complex="italic" style:font-weight-complex="normal"/>
    </style:style>
    <style:style style:name="T62" style:family="text">
      <style:text-properties style:text-position="-33% 58%" fo:font-size="24pt"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style:text-position="-33% 58%" fo:font-size="24pt" fo:font-style="italic" fo:font-weight="normal" style:font-style-asian="italic" style:font-weight-asian="normal" style:font-style-complex="italic" style:font-weight-complex="normal"/>
    </style:style>
    <style:style style:name="T64" style:family="text">
      <style:text-properties fo:font-size="24pt" fo:font-weight="bold" style:font-weight-asian="bold" style:font-weight-complex="bold"/>
    </style:style>
    <style:style style:name="T65" style:family="text">
      <style:text-properties fo:font-size="24pt"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style:text-position="0% 100%" fo:font-size="24pt" fo:font-style="normal" fo:font-weight="normal" style:font-style-asian="normal" style:font-weight-asian="normal" style:font-style-complex="normal" style:font-weight-complex="normal"/>
    </style:style>
    <style:style style:name="T67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68" style:family="text">
      <style:text-properties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69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70" style:family="text">
      <style:text-properties style:text-position="-33% 58%"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71" style:family="text">
      <style:text-properties style:text-position="-33% 58%"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72" style:family="text">
      <style:text-properties style:font-name="Calibri2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73" style:family="text">
      <style:text-properties style:text-position="-33% 58%" style:font-name="Calibri3" fo:font-style="normal" style:font-name-asian="Calibri3" style:font-style-asian="normal" style:font-name-complex="Calibri3" style:font-style-complex="normal"/>
    </style:style>
    <style:style style:name="T74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75" style:family="text">
      <style:text-properties style:text-position="33% 58%" style:font-name="Calibri3" fo:font-style="normal" style:font-name-asian="Calibri3" style:font-style-asian="normal" style:font-name-complex="Calibri3" style:font-style-complex="normal"/>
    </style:style>
    <style:style style:name="T76" style:family="text">
      <style:text-properties fo:font-style="italic" style:text-underline-style="none" style:font-style-asian="italic" style:font-style-complex="italic"/>
    </style:style>
    <style:style style:name="T77" style:family="text">
      <style:text-properties fo:font-size="28pt" style:font-size-asian="28pt" style:font-size-complex="28pt"/>
    </style:style>
    <style:style style:name="T78" style:family="text">
      <style:text-properties style:font-name="Calibri2" fo:font-size="28pt" style:font-name-asian="Calibri3" style:font-size-asian="28pt" style:font-name-complex="Calibri3" style:font-size-complex="28pt"/>
    </style:style>
    <style:style style:name="T79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80" style:family="text">
      <style:text-properties fo:font-size="32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81" style:family="text">
      <style:text-properties fo:font-size="32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82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83" style:family="text">
      <style:text-properties fo:font-size="32pt" fo:font-style="italic" style:font-size-asian="44pt" style:font-style-asian="italic" style:font-size-complex="44pt" style:font-style-complex="italic"/>
    </style:style>
    <style:style style:name="T84" style:family="text">
      <style:text-properties fo:font-size="32pt" fo:font-style="normal" style:font-size-asian="44pt" style:font-style-asian="normal" style:font-size-complex="44pt" style:font-style-complex="normal"/>
    </style:style>
    <style:style style:name="T85" style:family="text">
      <style:text-properties fo:font-size="20pt" style:font-size-asian="26pt" style:font-size-complex="26pt"/>
    </style:style>
    <style:style style:name="T86" style:family="text">
      <style:text-properties fo:font-size="26pt" style:font-size-asian="36pt" style:font-size-complex="36pt"/>
    </style:style>
    <style:style style:name="T87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3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4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5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6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7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8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9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10" text:bullet-char="●">
        <style:list-level-properties text:min-label-width="0.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besteht die Zielsetzung der Hamilton-Mechanik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Begriffsbildungen und mathematische Zusammenhänge des Hamilton-Formalismus erweisen sich als hilfreich für einen Anschluss an die Gesetzmäßigkeiten der Qantenmechani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Stellen Sie die Vor- und Nachteile der Newton’schen und der Lagrange’schen Formulierung der Klassischen Mechanik gegenüber.</text:span></text:p>
          </draw:text-box>
        </draw:frame>
        <draw:frame presentation:style-name="pr5" draw:text-style-name="P3" draw:layer="layout" svg:width="12.6cm" svg:height="15.105cm" svg:x="1.3cm" svg:y="5.47cm" presentation:class="subtitle" presentation:user-transformed="true">
          <draw:text-box>
            <text:p text:style-name="P2"><text:span text:style-name="T2"><text:tab/></text:span><text:span text:style-name="T2">Newton-Mechanik:</text:span></text:p>
            <text:list text:style-name="L2">
              <text:list-item>
                <text:p text:style-name="P2"><text:span text:style-name="T2">Sehr allgemein</text:span></text:p>
              </text:list-item>
              <text:list-item>
                <text:p text:style-name="P2"><text:span text:style-name="T2">Alle Typen von Kräften zugelassen</text:span></text:p>
              </text:list-item>
              <text:list-item>
                <text:p text:style-name="P2"><text:span text:style-name="T2">Lösungen der Bewegungsgleichungen manifestieren sich anschaulich als Teilchenbahnen</text:span></text:p>
              </text:list-item>
              <text:list-item>
                <text:p text:style-name="P2"><text:span text:style-name="T2">Ist nur in Inertialsystemen gültig</text:span></text:p>
              </text:list-item>
              <text:list-item>
                <text:p text:style-name="P2"><text:span text:style-name="T2">Zwangskräfte müssen explizit in den Bewegungsgleichungen berücksichtigt werden</text:span></text:p>
              </text:list-item>
              <text:list-item>
                <text:p text:style-name="P2"><text:span text:style-name="T2">Nicht forminvariant gegenüber Koordinatentransformationen</text:span></text:p>
              </text:list-item>
            </text:list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presentation:style-name="pr6" draw:text-style-name="P4" draw:layer="layout" svg:width="12.6cm" svg:height="15.553cm" svg:x="14.3cm" svg:y="5.234cm">
          <draw:text-box>
            <text:p text:style-name="P2"><text:span text:style-name="T3"><text:tab/></text:span><text:span text:style-name="T3">Lagrange-Mechanik:</text:span></text:p>
            <text:list text:style-name="L2">
              <text:list-item>
                <text:p text:style-name="P2"><text:span text:style-name="T3">In allen Koordinatensystemen gültig</text:span></text:p>
              </text:list-item>
              <text:list-item>
                <text:p text:style-name="P2"><text:span text:style-name="T3">Zwangskräfte sind eleminiert</text:span></text:p>
              </text:list-item>
              <text:list-item>
                <text:p text:style-name="P2"><text:span text:style-name="T3">Forminvariant unter Punkttransformationen</text:span></text:p>
              </text:list-item>
              <text:list-item>
                <text:p text:style-name="P2"><text:span text:style-name="T3">Wird aus fundamentalen Prinzipien wie dem Differentialprinzip von d'Alambert oder dem Integralprinzip von Hamilton abgeleitet und nicht aus den Newton'schen Axiomen</text:span></text:p>
              </text:list-item>
              <text:list-item>
                <text:p text:style-name="P2"><text:span text:style-name="T3">Generalisierte Koordinaten können beliebige physikalische Größen sein und nicht notwendigerweise Längen, man benötigt eine Rücktransformation um Teilchenbahnen zu erhalten</text:span></text:p>
              </text:list-item>
              <text:list-item>
                <text:p text:style-name="P2"><text:span text:style-name="T3">Kein einheitliches Konzept zur Behandlung aller denkbaren Typen von Zwangsbedingung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Variablentransformation findet beim Übergang von der Lagrange- zur Hamilton-Mechanik stat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Generalisierte Geschwindigkeiten werden durch generalisierte Impulse ersetzt:</text:p>
            <text:p/>
            <text:p/>
          </draw:text-box>
        </draw:frame>
        <draw:frame draw:style-name="gr2" draw:text-style-name="P5" draw:layer="layout" svg:width="7.711cm" svg:height="1.033cm" svg:x="10.144cm" svg:y="11.383cm">
          <text:p/>
          <draw:object xlink:href="../Variablentransformation%20von%20der%20Lagrange-%20zur%20Hamilton-Mechanik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Legendre-Transformierte der Funktion <text:span text:style-name="T4">f</text:span>(<text:span text:style-name="T4">x</text:span>,<text:span text:style-name="T4">y</text:span>) bezüglich der Variablen <text:span text:style-name="T4">y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6.208cm" svg:height="2.405cm" svg:x="5.895cm" svg:y="9.297cm">
          <text:p/>
          <draw:object xlink:href="../Legendre-Transformierte%20von%20f(x,y)%20bezüglich%20y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4.714cm" svg:x="1.4cm" svg:y="0.232cm" presentation:class="title" presentation:user-transformed="true">
          <draw:text-box>
            <text:p><text:span text:style-name="T1">Was sind die aktiven, was die passiven Variablen bei der Transformation von der Lagrange- auf die Hamilton-Funktio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generalisierten Geschwindigkeiten sind die aktive,</text:p>
            <text:p>die generalisierten Koordinaten die passive Variabl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Hamilton’schen Bewegungsgleichunge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8.793cm" svg:height="6.93cm" svg:x="9.603cm" svg:y="7.034cm">
          <text:p/>
          <draw:object xlink:href="../Hamilton'sche%20Bewegungsgleichungen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chreiben die <text:span text:style-name="T4">Kanonischen Gleichungen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Bewegung des Systems im 2<text:span text:style-name="T4">S</text:span>-dimensionalen <text:span text:style-name="T4">Phasenrau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urch was wird der 2<text:span text:style-name="T4">S</text:span>-dimensionale Phasenraum aufgespannt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urch die Variablen <text:span text:style-name="T4">q</text:span><text:span text:style-name="T5">i</text:span> und <text:span text:style-name="T4">p</text:span><text:span text:style-name="T5">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Voraussetzungen ist <text:span text:style-name="T4">H</text:span> mit der Gesamtenergie des Systems identisch?</text:p>
          </draw:text-box>
        </draw:frame>
        <draw:frame presentation:style-name="pr2" draw:layer="layout" svg:width="25.199cm" svg:height="12.18cm" svg:x="1.4cm" svg:y="4.914cm" presentation:class="subtitle">
          <draw:text-box>
            <text:p>Unter <text:span text:style-name="T6">skleronomen Zwangsbedingungen</text:span>, genauer bei</text:p>
            <text:p/>
          </draw:text-box>
        </draw:frame>
        <draw:frame draw:style-name="gr2" draw:text-style-name="P5" draw:layer="layout" svg:width="4.086cm" svg:height="1.168cm" svg:x="11.956cm" svg:y="11.315cm">
          <text:p/>
          <draw:object xlink:href="../skleronome%20Zwangsbedingunge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Zeigen Sie, dass totales und partielles Zeitdifferential von <text:span text:style-name="T4">H</text:span> identisch sind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24.188cm" svg:height="5.9cm" svg:x="1.905cm" svg:y="7.549cm">
          <text:p/>
          <draw:object xlink:href="../Totale%20und%20partielle%20Zeitableitung%20der%20Hamiltonfunktion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Vorteil bringen zyklische Koordinaten im Hamilton-Formalismu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 <text:span text:style-name="T4">H</text:span><text:span text:style-name="T7">, sofern keine explizite Zeitabhängigkeit vorliegt, ein Integral der Bewegung ist, eliminieren zyklische Koordinaten Freiheitsgra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8">Was ist die Idee des Routh-Formalismus?</text:span></text:p>
          </draw:text-box>
        </draw:frame>
        <draw:frame presentation:style-name="pr8" draw:layer="layout" svg:width="25.199cm" svg:height="12.18cm" svg:x="1.4cm" svg:y="4.914cm" presentation:class="subtitle">
          <draw:text-box>
            <text:p>Da der Hamilton- gegenüberdem Lagrange-Formalismus nur bei zyklischen Koordinaten rechntechnische Vorteile bietet, wird beim Routh-Formalismus die Legendre-Transformation<text:tab/><text:tab/><text:tab/><text:tab/><text:tab/><text:tab/> nur für zyklische Koordinaten durchgeführt.</text:p>
          </draw:text-box>
        </draw:frame>
        <draw:frame draw:style-name="gr2" draw:text-style-name="P5" draw:layer="layout" svg:width="7.055cm" svg:height="1.24cm" svg:x="18.372cm" svg:y="10.779cm">
          <text:p/>
          <draw:object xlink:href="../Legendre-Transformation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8">Wie hängt die Routh- mit der Hamilton-Funktion zusammen?</text:span></text:p>
          </draw:text-box>
        </draw:frame>
        <draw:frame presentation:style-name="pr8" draw:layer="layout" svg:width="25.199cm" svg:height="12.18cm" svg:x="1.4cm" svg:y="4.914cm" presentation:class="subtitle" presentation:user-transformed="true">
          <draw:text-box>
            <text:p>Die Routh-Funktion entspricht für zyklische Koordinaten den Hamilton'schen Bewegungsgleichungen. Für die nicht-zyklischen Koordinaten ergeben sich die Lagrage'schen Bewegungsgleichung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oder verkürzt:</text:p>
          </draw:text-box>
        </draw:frame>
        <draw:frame draw:style-name="gr2" draw:text-style-name="P5" draw:layer="layout" svg:width="25cm" svg:height="2.2cm" svg:x="1.316cm" svg:y="8.103cm">
          <text:p/>
          <draw:object xlink:href="../Hamilton-Funktion.odf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5" draw:layer="layout" svg:width="10.737cm" svg:height="2.392cm" svg:x="8.631cm" svg:y="11.503cm">
          <text:p/>
          <draw:object xlink:href="../Hamilton-Funktion%20kurz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oder verkürzt:</text:p>
          </draw:text-box>
        </draw:frame>
        <draw:frame draw:style-name="gr2" draw:text-style-name="P5" draw:layer="layout" svg:width="14.8cm" svg:height="2.392cm" svg:x="6.599cm" svg:y="11.603cm">
          <text:p/>
          <draw:object xlink:href="../Hamilton-Funktion%20korrigiert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5" draw:layer="layout" svg:width="25cm" svg:height="1.68cm" svg:x="1.762cm" svg:y="8.503cm">
          <text:p/>
          <draw:object xlink:href="../Hamilton-Funktion%20lang%20korrigiert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findet man die Hamilton-Funktion eines physikalisch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7.92cm" svg:height="15cm" svg:x="2.715cm" svg:y="5.129cm">
          <text:p/>
          <draw:object xlink:href="../Hamilton-Algorithmus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 des harmonischen Oszillator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1.196cm" svg:height="2.294cm" svg:x="8.401cm" svg:y="9.352cm">
          <text:p/>
          <draw:object xlink:href="../Hamilton-Funktion%20für%20den%20Harmonischen%20Oszillator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r Hamilton-Funktion unterliegt die Bewegung eines Teilchens der Masse </text:span><text:span text:style-name="T9">m</text:span><text:span text:style-name="T1"> und der Ladung <text:s text:c="3"/>im elektromagnetischen Fel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0.87cm" svg:height="1.4cm" svg:x="22.775cm" svg:y="1.783cm">
          <text:p/>
          <draw:object xlink:href="../Ladung%20q.odf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5" draw:layer="layout" svg:width="12.627cm" svg:height="2.192cm" svg:x="7.686cm" svg:y="9.403cm">
          <text:p/>
          <draw:object xlink:href="../Hamilton-Funktion%20der%20Bewegung%20eines%20Teilchens%20im%20elektromagnetischen%20Feld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text-style-name="P7" draw:layer="layout" svg:width="25.199cm" svg:height="4.027cm" svg:x="1.4cm" svg:y="0.575cm" presentation:class="title" presentation:user-transformed="true">
          <draw:text-box>
            <text:p><text:span text:style-name="T10">Formulieren Sie die Hamilton-Funktion in Zylinderkoordinaten für ein Teilchen der Masse </text:span><text:span text:style-name="T11">m</text:span><text:span text:style-name="T10">, das einer konservativen Kraft, aber keinen Zwangsbedingungen unterliegt.</text:span></text:p>
          </draw:text-box>
        </draw:frame>
        <draw:frame presentation:style-name="pr8" draw:text-style-name="P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3.169cm" svg:height="2.675cm" svg:x="7.415cm" svg:y="9.162cm">
          <text:p/>
          <draw:object xlink:href="../Hamilton-Funktion%20in%20Zylinderkoordinaten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text-style-name="P7" draw:layer="layout" svg:width="25.199cm" svg:height="4.027cm" svg:x="1.4cm" svg:y="0.575cm" presentation:class="title" presentation:user-transformed="true">
          <draw:text-box>
            <text:p><text:span text:style-name="T10">Formulieren Sie die Hamilton-Funktion in Kugelkoordinaten für ein Teilchen der Masse </text:span><text:span text:style-name="T11">m</text:span><text:span text:style-name="T10">, das einer konservativen Kraft, aber keinen Zwangsbedingungen unterliegt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4.982cm" svg:height="2.701cm" svg:x="6.508cm" svg:y="9.149cm">
          <text:p/>
          <draw:object xlink:href="../Hamilton-Funktion%20in%20Kugelkoordinaten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und kommentieren Sie die wichtigsten Integralprinzipien der Klassischen Mechanik.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tegralprinzip von Hamilton -&gt; daraus ableitbar die Lagrange-Gleichungen</text:p>
            <text:p/>
            <text:p>Typisch für <text:span text:style-name="T6">Integral</text:span>prinzipien ist der Vergleich von <text:span text:style-name="T6">endlichen</text:span> Bahnstücken, die das System in einer <text:span text:style-name="T6">endlichen</text:span> Zeitspanne durchläuft, mit ihren zugeordneten <text:span text:style-name="T4">gedachten</text:span> (<text:span text:style-name="T4">virtuellen</text:span>) Nachbar-Bahnstücken.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die wesentlichen Elemente des Hamilton'schen Prinzips?</text:p>
          </draw:text-box>
        </draw:frame>
        <draw:frame presentation:style-name="pr8" draw:text-style-name="P10" draw:layer="layout" svg:width="25.199cm" svg:height="12.18cm" svg:x="1.4cm" svg:y="4.914cm" presentation:class="subtitle" presentation:user-transformed="true">
          <draw:text-box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Von entscheidender Bedeutung für die Auswertung des Prinzips ist die </text:span><text:span text:style-name="T13">Variationsvorschrift</text:span><text:span text:style-name="T12">: Die Variation des Wirkungsfunktionals </text:span><text:span text:style-name="T14">S</text:span><text:span text:style-name="T12"> erfolgt durch Variation des Bahnstücks zwischen den festen Endkonfigurationen </text:span><text:span text:style-name="T15">q</text:span><text:span text:style-name="T16">a</text:span><text:span text:style-name="T12"> = </text:span><text:span text:style-name="T17">q</text:span><text:span text:style-name="T12">(</text:span><text:span text:style-name="T14">t</text:span><text:span text:style-name="T16">1</text:span><text:span text:style-name="T12">) und </text:span><text:span text:style-name="T17">q</text:span><text:span text:style-name="T16">e</text:span><text:span text:style-name="T12"> = </text:span><text:span text:style-name="T15">q</text:span><text:span text:style-name="T12">(</text:span><text:span text:style-name="T14">t</text:span><text:span text:style-name="T16">2</text:span><text:span text:style-name="T12">). Die Bahnpunkte gehen durch virtuelleVerrückungen δ</text:span><text:span text:style-name="T14">q</text:span><text:span text:style-name="T12"> auseinander hervor, die stets bei festgehaltener Zeit (δ</text:span><text:span text:style-name="T14">t</text:span><text:span text:style-name="T12"> = 0) durchgeführt werden und deshalb nicht mit tatsächlichen Verrückungen d</text:span><text:span text:style-name="T15">q</text:span><text:span text:style-name="T12"> identisch zu sein brauchen. Die Auswertung des Hamilton’schen Prinzips erfolgt über eine </text:span><text:span text:style-name="T14">Parameterdarstellung</text:span><text:span text:style-name="T12"> der Konkurrenzbahnen:</text:span></text:p>
            <text:p><text:span text:style-name="T14">q</text:span><text:span text:style-name="T18">j</text:span><text:span text:style-name="T19">α</text:span><text:span text:style-name="T20">(</text:span><text:span text:style-name="T21">t</text:span><text:span text:style-name="T20">) = </text:span><text:span text:style-name="T21">q</text:span><text:span text:style-name="T22">j</text:span><text:span text:style-name="T20">(</text:span><text:span text:style-name="T21">t</text:span><text:span text:style-name="T20">) + </text:span><text:span text:style-name="T23">γ</text:span><text:span text:style-name="T22">j</text:span><text:span text:style-name="T19">α</text:span><text:span text:style-name="T20">(</text:span><text:span text:style-name="T21">t</text:span><text:span text:style-name="T20">) ,</text:span><text:span text:style-name="T20"><text:tab/></text:span><text:span text:style-name="T20">j = 1,2,...,S</text:span></text:p>
            <text:p><text:span text:style-name="T21">q</text:span><text:span text:style-name="T22">j</text:span><text:span text:style-name="T20">(</text:span><text:span text:style-name="T21">t</text:span><text:span text:style-name="T20">) ist die tatsächliche Bahn und </text:span><text:span text:style-name="T23">γ</text:span><text:span text:style-name="T22">j</text:span><text:span text:style-name="T19">α</text:span><text:span text:style-name="T20">(</text:span><text:span text:style-name="T21">t</text:span><text:span text:style-name="T20">) eine hinreichend oft differenzierbare Funktion mit</text:span></text:p>
          </draw:text-box>
        </draw:frame>
        <draw:frame draw:style-name="gr2" draw:text-style-name="P5" draw:layer="layout" svg:width="13.73cm" svg:height="5.5cm" svg:x="7.366cm" svg:y="4.957cm">
          <text:p/>
          <draw:object xlink:href="../Voraussetzungen%20für%20das%20Hamilton'sche%20Prinzip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5" draw:layer="layout" svg:width="15.5cm" svg:height="5.2cm" svg:x="6.426cm" svg:y="15.546cm">
          <text:p/>
          <draw:object xlink:href="../Variation%20für%20das%20Hamilton'sche%20Prinzip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modifizierten Hamilton’schen Prinzip</text:span>?</text:p>
          </draw:text-box>
        </draw:frame>
        <draw:frame presentation:style-name="pr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13.963cm" svg:height="2.678cm" svg:x="7.018cm" svg:y="9.66cm">
          <text:p/>
          <draw:object xlink:href="../Modifiziertes%20Hamilton'sches%20Prinzip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präzise die Variationsvorschrift für das <text:span text:style-name="T4">modifizierte Hamilton’sche Prinzip</text:span>.</text:p>
          </draw:text-box>
        </draw:frame>
        <draw:frame presentation:style-name="pr2" draw:layer="layout" svg:width="25.199cm" svg:height="18.959cm" svg:x="1.4cm" svg:y="1.528cm" presentation:class="subtitle" presentation:user-transformed="true">
          <draw:text-box>
            <text:p/>
            <text:p/>
            <text:p/>
            <text:p/>
            <text:p/>
            <text:p>Man nutzt auch für die Impulse eine <text:span text:style-name="T4">Parameterdarstellung</text:span>:</text:p>
            <text:p/>
            <text:p/>
            <text:p>Die Projektion der zugelassenen Phasenraumbahnen auf die (<text:span text:style-name="T24">q</text:span>,<text:span text:style-name="T4">t</text:span>)-Ebene müssen für <text:span text:style-name="T4">t</text:span><text:span text:style-name="T25">1</text:span> und <text:span text:style-name="T4">t</text:span><text:span text:style-name="T25">2</text:span> übereinstimmen. Dagegen muß <text:span text:style-name="T6">nicht</text:span> notwendig <text:tab/><text:tab/><text:tab/><text:tab/><text:tab/><text:tab/>sein; es ist lediglich <text:tab/><text:tab/><text:tab/><text:tab/> zu fordern.</text:p>
            <text:p/>
            <text:p>Man erhält schließlich die Variationsvorschrift:</text:p>
            <text:p/>
            <text:p/>
            <text:p/>
            <text:p/>
            <text:p><text:span text:style-name="T26">δ</text:span><text:span text:style-name="T27">q</text:span><text:span text:style-name="T28">j</text:span><text:span text:style-name="T29"> und </text:span><text:span text:style-name="T26">δ</text:span><text:span text:style-name="T30">p</text:span><text:span text:style-name="T28">j</text:span><text:span text:style-name="T29"> sind frei wählbar.</text:span></text:p>
          </draw:text-box>
        </draw:frame>
        <draw:frame draw:style-name="gr2" draw:text-style-name="P5" draw:layer="layout" svg:width="14.12cm" svg:height="1.168cm" svg:x="6.939cm" svg:y="7.915cm">
          <text:p/>
          <draw:object xlink:href="../Parameterdarstellung%20für%20Impulse.odf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5" draw:layer="layout" svg:width="7.809cm" svg:height="1.168cm" svg:x="1.495cm" svg:y="12.015cm">
          <text:p/>
          <draw:object xlink:href="../Anmerkung%201%20zur%20Parameterdarstellung%20für%20Impulse.odf" xlink:type="simple" xlink:show="embed" xlink:actuate="onLoad"/>
          <draw:image xlink:href="./ObjectReplacements/Object 21" xlink:type="simple" xlink:show="embed" xlink:actuate="onLoad"/>
        </draw:frame>
        <draw:frame draw:style-name="gr2" draw:text-style-name="P5" draw:layer="layout" svg:width="4.683cm" svg:height="1.168cm" svg:x="16.158cm" svg:y="12.015cm">
          <text:p/>
          <draw:object xlink:href="../Anmerkung%202%20zur%20Parameterdarstellung%20für%20Impulse.odf" xlink:type="simple" xlink:show="embed" xlink:actuate="onLoad"/>
          <draw:image xlink:href="./ObjectReplacements/Object 22" xlink:type="simple" xlink:show="embed" xlink:actuate="onLoad"/>
        </draw:frame>
        <draw:frame draw:style-name="gr2" draw:text-style-name="P5" draw:layer="layout" svg:width="18.761cm" svg:height="2.859cm" svg:x="4.419cm" svg:y="15.67cm">
          <text:p/>
          <draw:object xlink:href="../Variationsvorschrift%20für%20das%20modifizierte%20Hamilton’sche%20Prinzip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Worin sehen Sie charakteristische Unterschiede zwischen dem </text:span><text:span text:style-name="T9">ursprünglichen</text:span><text:span text:style-name="T1"> und dem </text:span><text:span text:style-name="T9">modifizierten Hamilton’schen Prinzip</text:span><text:span text:style-name="T1">?</text:span>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Impulse <text:span text:style-name="T4">p</text:span><text:span text:style-name="T5">j</text:span> sind neben den <text:span text:style-name="T4">q</text:span><text:span text:style-name="T5">j</text:span> als unabhängige, gleichberechtigte Variable enthalten. Die Bahnvariation hat deshalb im <text:span text:style-name="T4">Phasenraum</text:span> zu erfolgen, der durch die <text:span text:style-name="T4">q</text:span><text:span text:style-name="T5">j</text:span> und die <text:span text:style-name="T4">p</text:span><text:span text:style-name="T5">j</text:span> aufgespannt wird:</text:p>
          </draw:text-box>
        </draw:frame>
        <draw:frame draw:style-name="gr2" draw:text-style-name="P5" draw:layer="layout" svg:width="6.395cm" svg:height="1.139cm" svg:x="10.802cm" svg:y="13.03cm">
          <text:p/>
          <draw:object xlink:href="../Phasenraum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<text:span text:style-name="T4">Wirkung A</text:span>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6.179cm" svg:height="2.678cm" svg:x="10.91cm" svg:y="9.16cm">
          <text:p/>
          <draw:object xlink:href="../Wirkung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<text:span text:style-name="T4">Prinzip der kleinsten Wirkung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Für konservative Systeme mit</text:p>
            <text:p>H = T + V = E = const</text:p>
            <text:p>gilt:</text:p>
            <text:p/>
            <text:p/>
            <text:p/>
            <text:p>für die vom System tatsächlich durchlaufene Phasenbahn.</text:p>
          </draw:text-box>
        </draw:frame>
        <draw:frame draw:style-name="gr2" draw:text-style-name="P5" draw:layer="layout" svg:width="8.978cm" svg:height="2.678cm" svg:x="9.51cm" svg:y="10.56cm">
          <text:p/>
          <draw:object xlink:href="../Prinzip%20der%20kleinsten%20Wirkung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odurch unterscheiden sich die Variationsvorschriften für das Hamilton’sche Prinzip und das Prinzip der kleinsten Wirkung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Beim Hamilton'schen Prinzip gehen zur <text:span text:style-name="T26">δ</text:span><text:span text:style-name="T29">-Variation zugelassene Bahnen durch virtuelle Verrückungen </text:span><text:span text:style-name="T26">δ</text:span><text:span text:style-name="T27">q</text:span><text:span text:style-name="T29">, die bei festgehaltener Zeit durchgeführt werden, auseinander hervor. Insbesondere nehmen alle Bahnen für </text:span><text:span text:style-name="T27">t</text:span><text:span text:style-name="T31">1</text:span><text:span text:style-name="T29">, </text:span><text:span text:style-name="T27">t</text:span><text:span text:style-name="T31">2</text:span><text:span text:style-name="T29"> dieselben Endkonfigurationen </text:span><text:span text:style-name="T27">q</text:span><text:span text:style-name="T31">a</text:span><text:span text:style-name="T29">, </text:span><text:span text:style-name="T27">q</text:span><text:span text:style-name="T31">e</text:span><text:span text:style-name="T29"> ein. Die Durchlaufzeit ist also immer dieselbe.</text:span></text:p>
            <text:p><text:span text:style-name="T29">Bei der </text:span><text:span text:style-name="T26">Δ</text:span><text:span text:style-name="T29">-Variation ist zwar die Endkonfiguration ebenfalls fest (</text:span><text:span text:style-name="T26">Δ</text:span><text:span text:style-name="T27">q</text:span><text:span text:style-name="T31">a</text:span><text:span text:style-name="T32"> = </text:span><text:span text:style-name="T33">Δ</text:span><text:span text:style-name="T34">q</text:span><text:span text:style-name="T31">e</text:span><text:span text:style-name="T32"> = 0), aber das gemeinsame Merkmal aller zur Variation zugelassenen Bahnen ist nun dieselbe Hamilton-Funktion: </text:span><text:span text:style-name="T33">Δ</text:span><text:span text:style-name="T35">H</text:span><text:span text:style-name="T33"> = 0. Die </text:span><text:span text:style-name="T35">Durchlaufzeiten</text:span><text:span text:style-name="T36"> brauchen hingegen nicht dieselben zu sein. Aus diesem Grund wird bei der Δ-Variation auch die Zeit mitvariier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ie lautet die Parameterdarstellung der zur Variation zugelassenen Bahnen beim Prinzip der kleinsten Wirkung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5.143cm" svg:height="7.888cm" svg:x="6.428cm" svg:y="6.555cm">
          <text:p/>
          <draw:object xlink:href="../Parameterdarstellung%20der%20Bahnen%20beim%20Prinzip%20der%20kleinsten%20Wirkung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ie lassen sich die Bahnvariation beim Prinzip der kleinsten Wirkung explizit über die Parameterdarstellung formulier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21.23cm" svg:height="8.175cm" svg:x="3.384cm" svg:y="6.412cm">
          <text:p/>
          <draw:object xlink:href="../Explizite%20Bahnvariation%20beim%20Prinzip%20der%20kleinsten%20Wirkung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n Spezialfall betrifft das <text:span text:style-name="T4">Fermat’sche Prinzip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<text:span text:style-name="T4">kräftefreie</text:span><text:span text:style-name="T7"> Bewegung </text:span><text:span text:style-name="T37">⇔</text:span><text:span text:style-name="T38"> </text:span><text:span text:style-name="T39">V</text:span><text:span text:style-name="T38"> = con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versteht man unter dem <text:span text:style-name="T4">Prinzip der kürzesten Ankunft</text:span>, was unter dem <text:span text:style-name="T4">Prinzip des kürzesten Weges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<text:span text:style-name="T4">Prinzip der kürzesten Ankunft</text:span><text:span text:style-name="T7"> besagt, dass ein Lichtstrahl sich zwischen zwei Raumpunkten so bewegt, dass die Laufzeit minimal wird (</text:span><text:span text:style-name="T4">Fermat'sches Prinzip</text:span><text:span text:style-name="T7">).</text:span></text:p>
            <text:p><text:span text:style-name="T7"/></text:p>
            <text:p><text:span text:style-name="T7">Das </text:span><text:span text:style-name="T4">Prinzip des kürzesten Weges</text:span><text:span text:style-name="T7"> besagt, dass die Bewegung eines </text:span><text:span text:style-name="T4">kräftefreien</text:span><text:span text:style-name="T7"> Massenpunktes längs einer </text:span><text:span text:style-name="T4">geodätischen Linie</text:span><text:span text:style-name="T7"> erfolg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unterscheidet sich das Jacobi-Prinzip vom <text:span text:style-name="T4">Prinzip der kleinsten Wirkung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Zeit wird vollständig eliminiert, so dass die Variation dann nur noch den räumlichen Verlauf der Bahn betrifft. <text:span text:style-name="T26">Δ-Variation und δ-Variation sind dann identis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verallgemeinerten Massen <text:span text:style-name="T40">μ</text:span><text:span text:style-name="T41">ij</text:span><text:span text:style-name="T42"> definiert?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allgemeine Gestalt der Lagrange-Funktio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<text:span text:style-name="T43">L</text:span><text:span text:style-name="T44"> = </text:span><text:span text:style-name="T43">T</text:span><text:span text:style-name="T44"> – </text:span><text:span text:style-name="T43">V</text:span><text:span text:style-name="T44"> = </text:span><text:span text:style-name="T43">L</text:span><text:span text:style-name="T45">2</text:span><text:span text:style-name="T44"> + </text:span><text:span text:style-name="T43">L</text:span><text:span text:style-name="T46">1</text:span><text:span text:style-name="T44"> + </text:span><text:span text:style-name="T43">L</text:span><text:span text:style-name="T45">0</text:span></text:p>
            <text:p><text:span text:style-name="T47"/></text:p>
            <text:p><text:span text:style-name="T47"/></text:p>
            <text:p><text:span text:style-name="T47"/></text:p>
            <text:p><text:span text:style-name="T47"/></text:p>
            <text:p><text:span text:style-name="T47"/></text:p>
            <text:p>mit</text:p>
          </draw:text-box>
        </draw:frame>
        <draw:frame draw:style-name="gr2" draw:text-style-name="P5" draw:layer="layout" svg:width="8.811cm" svg:height="8.186cm" svg:x="3.694cm" svg:y="9.806cm">
          <text:p/>
          <draw:object xlink:href="../Allgemeine%20Gestalt%20der%20Lagrange-Funktion.odf" xlink:type="simple" xlink:show="embed" xlink:actuate="onLoad"/>
          <draw:image xlink:href="./ObjectReplacements/Object 29" xlink:type="simple" xlink:show="embed" xlink:actuate="onLoad"/>
        </draw:frame>
        <draw:frame draw:style-name="gr2" draw:text-style-name="P5" draw:layer="layout" svg:width="9.099cm" svg:height="10.321cm" svg:x="16.05cm" svg:y="9.339cm">
          <text:p/>
          <draw:object xlink:href="../Verallgemeinerte%20Massen%20a,%20aj,%20mujl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<text:span text:style-name="T4">L</text:span><text:span text:style-name="T25">2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6.662cm" svg:height="2.392cm" svg:x="10.668cm" svg:y="9.303cm">
          <text:p/>
          <draw:object xlink:href="../L2.odf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<text:span text:style-name="T4">L</text:span><text:span text:style-name="T25">1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4.695cm" svg:height="2.392cm" svg:x="11.652cm" svg:y="9.303cm">
          <text:p/>
          <draw:object xlink:href="../L1.odf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<text:span text:style-name="T4">L</text:span><text:span text:style-name="T25">0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8.811cm" svg:height="1.168cm" svg:x="9.594cm" svg:y="9.915cm">
          <text:p/>
          <draw:object xlink:href="../L0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verallgemeinerten Massen <text:span text:style-name="T30">α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6.838cm" svg:height="2.669cm" svg:x="10.58cm" svg:y="9.165cm">
          <text:p/>
          <draw:object xlink:href="../Verallgemeinerte%20Massen%20a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verallgemeinerten Massen <text:span text:style-name="T30">α</text:span><text:span text:style-name="T48">j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8.965cm" svg:height="2.709cm" svg:x="9.517cm" svg:y="9.145cm">
          <text:p/>
          <draw:object xlink:href="../Verallgemeinerte%20Massen%20aj.odf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verallgemeinerten Massen <text:span text:style-name="T40">μ</text:span><text:span text:style-name="T49">jl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9.099cm" svg:height="2.709cm" svg:x="9.45cm" svg:y="9.145cm">
          <text:p/>
          <draw:object xlink:href="../Verallgemeinerte%20Massen%20mujl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<text:span text:style-name="T4">metrischen Tensor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Transformationsmatrix zwischen dem Quadrat (d<text:span text:style-name="T30">ρ</text:span><text:span text:style-name="T29">)</text:span><text:span text:style-name="T50">2</text:span><text:span text:style-name="T32"> des Linienelements im </text:span><text:span text:style-name="T34">S</text:span><text:span text:style-name="T51">-dimensionalen Raum und den infinitesimalen Koordinatenänderungen.</text:span></text:p>
          </draw:text-box>
        </draw:frame>
        <draw:frame draw:style-name="gr2" draw:text-style-name="P5" draw:layer="layout" svg:width="18.228cm" svg:height="2.327cm" svg:x="4.885cm" svg:y="12.836cm">
          <text:p/>
          <draw:object xlink:href="../Metrischer%20Tensor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as Jacobi-Prinzip für die kräftefreie Bewegung.</text:p>
          </draw:text-box>
        </draw:frame>
        <draw:frame presentation:style-name="pr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4.238cm" svg:height="2.506cm" svg:x="11.88cm" svg:y="9.246cm">
          <text:p/>
          <draw:object xlink:href="../Jacobi-Prinzip%20für%20die%20kräftefreie%20Bewegung.odf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as Jacobi-Prinzip.</text:p>
          </draw:text-box>
        </draw:frame>
        <draw:frame presentation:style-name="pr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8.132cm" svg:height="2.506cm" svg:x="9.933cm" svg:y="9.246cm">
          <text:p/>
          <draw:object xlink:href="../Jacobi-Prinzip.odf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äßt sich das Jacobi-Prinzip im Spezialfall der <text:span text:style-name="T4">kräftefreien Bewegung</text:span><text:span text:style-name="T7"> interpretieren?</text:span></text:p>
          </draw:text-box>
        </draw:frame>
        <draw:frame presentation:style-name="pr8" draw:layer="layout" svg:width="25.199cm" svg:height="12.18cm" svg:x="1.4cm" svg:y="4.914cm" presentation:class="subtitle" presentation:user-transformed="true">
          <draw:text-box>
            <text:p>Das System sucht die kürzeste Konfigurationsbahn, bewegt sich also längs einer <text:span text:style-name="T4">geodätischen Linie</text:span><text:span text:style-name="T7"> im Konfigurationsraum.</text:span></text:p>
          </draw:text-box>
        </draw:frame>
        <draw:frame draw:style-name="gr2" draw:text-style-name="P5" draw:layer="layout" svg:width="4.238cm" svg:height="2.506cm" svg:x="11.88cm" svg:y="7.146cm">
          <text:p/>
          <draw:object xlink:href="../Jacobi-Prinzip%20für%20die%20kräftefreie%20Bewegung.odf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urch Angabe der Konfigurationsbahn ein mechanisches Problem gelös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, da unbekannt bleibt, wo sich das System zu einem bestimmten Zeitpunkt befindet.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Konfigurationsraum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er Konfigurationsraum hat die Dimension <text:span text:style-name="T4">S</text:span><text:span text:style-name="T7"> und als Achsen die verallgemeinerten Koordinaten</text:span></text:p>
            <text:p><text:span text:style-name="T24">q</text:span><text:span text:style-name="T52"> = (</text:span><text:span text:style-name="T53">q</text:span><text:span text:style-name="T54">1</text:span><text:span text:style-name="T52">,</text:span><text:span text:style-name="T53">q</text:span><text:span text:style-name="T54">2</text:span><text:span text:style-name="T52">,...,</text:span><text:span text:style-name="T53">q</text:span><text:span text:style-name="T55">S</text:span><text:span text:style-name="T52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Ereignisraum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er Ereignisraum hat die Dimension <text:span text:style-name="T4">S</text:span><text:span text:style-name="T7">+1 und als Achsen</text:span></text:p>
            <text:p><text:span text:style-name="T24">q</text:span><text:span text:style-name="T52"> = (</text:span><text:span text:style-name="T53">q</text:span><text:span text:style-name="T54">1</text:span><text:span text:style-name="T52">,</text:span><text:span text:style-name="T53">q</text:span><text:span text:style-name="T54">2</text:span><text:span text:style-name="T52">,...,</text:span><text:span text:style-name="T53">q</text:span><text:span text:style-name="T55">S</text:span><text:span text:style-name="T52">) und </text:span><text:span text:style-name="T53">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Phasenraum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er Phasenraum hat die Dimension 2<text:span text:style-name="T4">S</text:span><text:span text:style-name="T7"> und als Achsen</text:span></text:p>
            <text:p><text:span text:style-name="T24">q</text:span><text:span text:style-name="T52"> = (</text:span><text:span text:style-name="T53">q</text:span><text:span text:style-name="T54">1</text:span><text:span text:style-name="T52">,</text:span><text:span text:style-name="T53">q</text:span><text:span text:style-name="T54">2</text:span><text:span text:style-name="T52">,...,</text:span><text:span text:style-name="T53">q</text:span><text:span text:style-name="T55">S</text:span><text:span text:style-name="T52">) und </text:span><text:span text:style-name="T24">p</text:span><text:span text:style-name="T52"> = (</text:span><text:span text:style-name="T53">p</text:span><text:span text:style-name="T54">1</text:span><text:span text:style-name="T52">,</text:span><text:span text:style-name="T53">p</text:span><text:span text:style-name="T54">2</text:span><text:span text:style-name="T52">,...,</text:span><text:span text:style-name="T53">p</text:span><text:span text:style-name="T55">S</text:span><text:span text:style-name="T52">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versteht man unter dem <text:span text:style-name="T4">Zustandsraum</text:span>?</text:p>
          </draw:text-box>
        </draw:frame>
        <draw:frame presentation:style-name="pr8" draw:text-style-name="P8" draw:layer="layout" svg:width="25.199cm" svg:height="12.18cm" svg:x="1.4cm" svg:y="4.914cm" presentation:class="subtitle">
          <draw:text-box>
            <text:p><text:span text:style-name="T56">Der Ereignisraum hat die Dimension 2</text:span><text:span text:style-name="T57">S</text:span><text:span text:style-name="T58">+1 und als Achsen</text:span></text:p>
            <text:p><text:span text:style-name="T59">q </text:span><text:span text:style-name="T60">= (</text:span><text:span text:style-name="T61">q</text:span><text:span text:style-name="T62">1</text:span><text:span text:style-name="T60">, </text:span><text:span text:style-name="T61">q</text:span><text:span text:style-name="T62">2</text:span><text:span text:style-name="T60">,..., </text:span><text:span text:style-name="T61">q</text:span><text:span text:style-name="T63">S</text:span><text:span text:style-name="T60">), </text:span><text:span text:style-name="T59">p </text:span><text:span text:style-name="T60">= (</text:span><text:span text:style-name="T61">p</text:span><text:span text:style-name="T62">1</text:span><text:span text:style-name="T60">, </text:span><text:span text:style-name="T61">p</text:span><text:span text:style-name="T62">2</text:span><text:span text:style-name="T60">,..., </text:span><text:span text:style-name="T61">p</text:span><text:span text:style-name="T63">S</text:span><text:span text:style-name="T60">) und </text:span><text:span text:style-name="T61">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ist die <text:span text:style-name="T4">Ereignisbahn (</text:span><text:span text:style-name="T24">q</text:span><text:span text:style-name="T4">,t)</text:span><text:span text:style-name="T7"> konkret bestimmbar?</text:span></text:p>
          </draw:text-box>
        </draw:frame>
        <draw:frame presentation:style-name="pr8" draw:text-style-name="P8" draw:layer="layout" svg:width="25.199cm" svg:height="12.18cm" svg:x="1.4cm" svg:y="4.914cm" presentation:class="subtitle">
          <draw:text-box>
            <text:p><text:span text:style-name="T56">Bei Vorgabe von </text:span><text:span text:style-name="T64">2</text:span><text:span text:style-name="T59">S</text:span><text:span text:style-name="T65"> Anfangsbedingungen</text:span><text:span text:style-name="T58">, beispielsweise die Konfigurationen zu zwei verschiedenen Zeitpunkten</text:span><text:span text:style-name="T58"><text:tab/></text:span><text:span text:style-name="T58"><text:tab/></text:span><text:span text:style-name="T58"><text:tab/></text:span><text:span text:style-name="T58"><text:tab/></text:span><text:span text:style-name="T60">, oder </text:span><text:span text:style-name="T61">S </text:span><text:span text:style-name="T60">generalisierte Koordinaten und die dazugehörigen </text:span><text:span text:style-name="T61">S</text:span><text:span text:style-name="T60"> generalisierten Geschwindigkeiten zu einem bestimmten Zeitpunkt </text:span><text:span text:style-name="T61">t</text:span><text:span text:style-name="T62">0</text:span><text:span text:style-name="T66">,</text:span><text:span text:style-name="T66"><text:tab/></text:span><text:span text:style-name="T66"><text:tab/></text:span><text:span text:style-name="T66"><text:tab/></text:span><text:span text:style-name="T66"><text:tab/></text:span></text:p>
          </draw:text-box>
        </draw:frame>
        <draw:frame draw:style-name="gr2" draw:text-style-name="P5" draw:layer="layout" svg:width="4.705cm" svg:height="1.292cm" svg:x="19.547cm" svg:y="9.853cm">
          <text:p/>
          <draw:object xlink:href="../Konfigurationsbahn%201.odf" xlink:type="simple" xlink:show="embed" xlink:actuate="onLoad"/>
          <draw:image xlink:href="./ObjectReplacements/Object 41" xlink:type="simple" xlink:show="embed" xlink:actuate="onLoad"/>
        </draw:frame>
        <draw:frame draw:style-name="gr2" draw:text-style-name="P5" draw:layer="layout" svg:width="4.739cm" svg:height="1.292cm" svg:x="21.33cm" svg:y="11.753cm">
          <text:p/>
          <draw:object xlink:href="../Konfigurationsbahn%202.odf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macht man üblicherweise mit den Achsen im <text:span text:style-name="T4">Phasenraum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a die Koordinaten <text:span text:style-name="T4">q</text:span><text:span text:style-name="T5">j</text:span> und die Impulse <text:span text:style-name="T4">p</text:span><text:span text:style-name="T5">j</text:span> als gleichberechtigte Variable aufzufassen sind, fasst man sie bisweilen zu einer <text:span text:style-name="T4">Phase</text:span><text:span text:style-name="T7"> bzw. zu einem </text:span><text:span text:style-name="T4">Phasenvektor</text:span><text:span text:style-name="T7"> zusammen:</text:span></text:p>
            <text:p><text:span text:style-name="T67">π</text:span><text:span text:style-name="T68"> = (</text:span><text:span text:style-name="T69">π</text:span><text:span text:style-name="T70">1</text:span><text:span text:style-name="T68">, </text:span><text:span text:style-name="T69">π</text:span><text:span text:style-name="T70">2</text:span><text:span text:style-name="T68">,..., </text:span><text:span text:style-name="T69">π</text:span><text:span text:style-name="T70">2</text:span><text:span text:style-name="T71">S</text:span><text:span text:style-name="T68">) ≡</text:span><text:span text:style-name="T72"> </text:span><text:span text:style-name="T52">(</text:span><text:span text:style-name="T53">q</text:span><text:span text:style-name="T54">1</text:span><text:span text:style-name="T52">,..., </text:span><text:span text:style-name="T53">q</text:span><text:span text:style-name="T55">S</text:span><text:span text:style-name="T52">, </text:span><text:span text:style-name="T53">p</text:span><text:span text:style-name="T54">1</text:span><text:span text:style-name="T52">,..., </text:span><text:span text:style-name="T53">p</text:span><text:span text:style-name="T55">S</text:span><text:span text:style-name="T52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elcher der drei Räume <text:span text:style-name="T4">Zustandsraum</text:span><text:span text:style-name="T7">, </text:span><text:span text:style-name="T4">Phasenraum</text:span><text:span text:style-name="T7"> und </text:span><text:span text:style-name="T4">Ereignisraum</text:span><text:span text:style-name="T7"> ist der allgemeinste?</text:span></text:p>
          </draw:text-box>
        </draw:frame>
        <draw:frame presentation:style-name="pr8" draw:layer="layout" svg:width="25.199cm" svg:height="12.18cm" svg:x="1.4cm" svg:y="4.914cm" presentation:class="subtitle">
          <draw:text-box>
            <text:p>Der <text:span text:style-name="T6">Zustandsraum</text:span> (<text:span text:style-name="T4">Phasenraum mit Zeitbelegung</text:span>) ist der allgemeinste Darstellungsraum. Alle anderen Räume sind Spezialfälle.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n Darstellungsräumen spielen sich Lagrange- und Hamilton-Formalismus ab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<text:span text:style-name="T6">Lagrange</text:span>-Formalismus belegt den <text:span text:style-name="T24">Ereignisraum</text:span>,</text:p>
            <text:p>der <text:span text:style-name="T6">Hamilton</text:span>-Formalismus den <text:span text:style-name="T24">Zustandsrau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 <text:span text:style-name="T4">Konfigurations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er Konfigurationsraum ist die <text:span text:style-name="T4">x</text:span>-Achse. Die Konfigurationsbahn wird von allen <text:span text:style-name="T4">x</text:span> gebildet, für die |<text:span text:style-name="T4">x</text:span>| <text:span text:style-name="T26">≤</text:span><text:span text:style-name="T29"> </text:span><text:span text:style-name="T27">A</text:span><text:span text:style-name="T29"> gil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 <text:span text:style-name="T4">Ereignis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 presentation:user-transformed="true">
          <draw:text-box>
            <text:p>Eine verschiebbare Sinuskurve – verschiebbar, weil man die Konfiguration zu zwei verschiedenen Zeitpunkten oder zusätzlich die Geschwindigkeit braucht um die Ereignisbahn eindeutig festzulegen. Da <text:span text:style-name="T4">S</text:span><text:span text:style-name="T7"> = 1 ist, braucht man zwei Anfangsbedingung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<text:span text:style-name="T7"> </text:span><text:span text:style-name="T4">Phasen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Phasenbahnen sind Ellipsen mit Energieabhängigen Halbachsen:</text:p>
          </draw:text-box>
        </draw:frame>
        <draw:frame draw:style-name="gr2" draw:text-style-name="P5" draw:layer="layout" svg:width="7.233cm" svg:height="2.426cm" svg:x="10.383cm" svg:y="7.686cm">
          <text:p/>
          <draw:object xlink:href="../Linearer%20harmonischer%20Oszillator%20im%20Phasenraum.odf" xlink:type="simple" xlink:show="embed" xlink:actuate="onLoad"/>
          <draw:image xlink:href="./ObjectReplacements/Object 43" xlink:type="simple" xlink:show="embed" xlink:actuate="onLoad"/>
        </draw:frame>
        <draw:frame draw:style-name="gr2" draw:text-style-name="P5" draw:layer="layout" svg:width="8.892cm" svg:height="2.636cm" svg:x="9.553cm" svg:y="12.781cm">
          <text:p/>
          <draw:object xlink:href="../Halbachsen%20der%20Ellipsen%20des%20linearen%20harmonischen%20Oszillators%20im%20Phasenraum.odf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<text:span text:style-name="T7"> </text:span><text:span text:style-name="T4">Zustands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Bahn ist nun eine Spirallinie, die bei Vorgabe einer</text:p>
            <text:p><text:span text:style-name="T4">Anfangsphase</text:span></text:p>
            <text:p><text:span text:style-name="T67">π</text:span><text:span text:style-name="T73">0</text:span><text:span text:style-name="T74"> = (</text:span><text:span text:style-name="T30">q</text:span><text:span text:style-name="T73">1</text:span><text:span text:style-name="T75">(0)</text:span><text:span text:style-name="T74">,...,</text:span><text:span text:style-name="T30">p</text:span><text:span text:style-name="T48">S</text:span><text:span text:style-name="T75">(0)</text:span><text:span text:style-name="T74">) = </text:span><text:span text:style-name="T67">π</text:span><text:span text:style-name="T74">(</text:span><text:span text:style-name="T30">t</text:span><text:span text:style-name="T73">0</text:span><text:span text:style-name="T74">)</text:span></text:p>
            <text:p><text:span text:style-name="T74">für alle Zeiten eindeutigt festgelegt 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t der Begriff <text:span text:style-name="T4">Zustand ψ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er <text:span text:style-name="T4">Zustand </text:span><text:span text:style-name="T30">ψ</text:span><text:span text:style-name="T29"> stellt einen minimalen, aber vollständigen Satz von Bestimmungssücken dar, der ausreicht, um alle Eigenschaften des Systems daraus ableiten zu könn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entspricht dem <text:span text:style-name="T4">Zustand ψ</text:span><text:span text:style-name="T7"> eines mechanischen Systems im Zustandsraum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Mit jeder mechanischen Eigenschaft <text:span text:style-name="T4">f</text:span><text:span text:style-name="T7">(</text:span><text:span text:style-name="T24">q</text:span>,<text:span text:style-name="T24">p</text:span>) = <text:span text:style-name="T4">f</text:span>(<text:span text:style-name="T67">π</text:span><text:span text:style-name="T29">) eines Systems entspricht der Zustand </text:span><text:span text:style-name="T30">ψ</text:span><text:span text:style-name="T29"> eines mechanischen Systems einem Punkt </text:span><text:span text:style-name="T67">π</text:span><text:span text:style-name="T29"> im Zustandsrau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 Minimalinformation wird benötigt, um sämtliche mechanischen Eigenschaften eines allgemeinen </text:span><text:span text:style-name="T9">N</text:span><text:span text:style-name="T1">-Teilchensystems festzuleg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Ort und Impuls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rum muss die Zeitentwicklung eines Zustands <text:span text:style-name="T76">ψ</text:span> aus einer Differentialgleichung erster Ordnung folgen?</text:p>
          </draw:text-box>
        </draw:frame>
        <draw:frame presentation:style-name="pr8" draw:layer="layout" svg:width="25.199cm" svg:height="12.18cm" svg:x="1.4cm" svg:y="4.914cm" presentation:class="subtitle" presentation:user-transformed="true">
          <draw:text-box>
            <text:p>Die Zeitentwicklung des Zustands <text:span text:style-name="T30">ψ</text:span><text:span text:style-name="T74"> muss durch Vorgabe eines minimalen Satzes von Bestimmungsstücken zu irgendeinem Zeitpunkt </text:span><text:span text:style-name="T4">t</text:span><text:span text:style-name="T25">0 </text:span><text:span text:style-name="T77">(</text:span><text:span text:style-name="T30">ψ</text:span><text:span text:style-name="T31">0</text:span><text:span text:style-name="T29"> = </text:span><text:span text:style-name="T30">ψ</text:span><text:span text:style-name="T29">(</text:span><text:span text:style-name="T27">t</text:span><text:span text:style-name="T31">0</text:span><text:span text:style-name="T29">)</text:span><text:span text:style-name="T78">)</text:span><text:span text:style-name="T29"> bereits eindeutig festgelegt sein:</text:span></text:p>
            <text:p><text:span text:style-name="T30">ψ</text:span><text:span text:style-name="T74">(</text:span><text:span text:style-name="T30">t</text:span><text:span text:style-name="T74">)</text:span><text:span text:style-name="T30"> </text:span><text:span text:style-name="T29">= </text:span><text:span text:style-name="T30">ψ</text:span><text:span text:style-name="T74">(</text:span><text:span text:style-name="T30">t</text:span><text:span text:style-name="T74">;</text:span><text:span text:style-name="T79"> </text:span><text:span text:style-name="T30">ψ</text:span><text:span text:style-name="T31">0</text:span><text:span text:style-name="T29">)</text:span><text:span text:style-name="T29"><text:line-break/></text:span><text:span text:style-name="T29">Mathematisch </text:span>muß <text:span text:style-name="T30">ψ</text:span><text:span text:style-name="T74">(</text:span><text:span text:style-name="T30">t</text:span><text:span text:style-name="T74">)</text:span> deshalb aus einer Differentialgleichung 1. Ordnung in der Zeit folgen:</text:p>
          </draw:text-box>
        </draw:frame>
        <draw:frame draw:style-name="gr2" draw:text-style-name="P5" draw:layer="layout" svg:width="5.756cm" svg:height="1.139cm" svg:x="11.121cm" svg:y="14.63cm">
          <text:p/>
          <draw:object xlink:href="../Zeitentwicklung%20des%20Zustands%20psi.odf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ist die Konfiguration <text:span text:style-name="T24">q</text:span><text:span text:style-name="T7">(</text:span><text:span text:style-name="T4">t </text:span><text:span text:style-name="T7">)</text:span> eines mechanischen Systems noch kein <text:span text:style-name="T4">Zustand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il die Differentialgleichungen, nach denen sich ihre zeitliche Entwicklung gestaltet, von 2. Ordnung in der Zeit sind (Lagrange'sche Bewegungsgleichungen)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Poisson-Klammer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21.565cm" svg:height="8.101cm" svg:x="3.217cm" svg:y="6.449cm">
          <text:p/>
          <draw:object xlink:href="../Poisson-Klammer.odf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Formulieren Sie die Bewegungsgleichung einer beliebigen Phasenfunktion <text:span text:style-name="T4">f</text:span> (<text:span text:style-name="T24">q</text:span>, <text:span text:style-name="T24">p</text:span>, <text:span text:style-name="T4">t</text:span><text:span text:style-name="T7"> </text:span>) mit Hilfe der Poisson-Klammer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7.849cm" svg:height="2.192cm" svg:x="10.075cm" svg:y="9.403cm">
          <text:p/>
          <draw:object xlink:href="../Bewegungsgleichung%20mit%20Poisson-Klammer.odf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n welcher Weise hängt die Poisson-Klammer von der Wahl der kanonischen Variablen (<text:span text:style-name="T24">q</text:span>, <text:span text:style-name="T24">p</text:span>) ab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er Wert einer Poisson-Klammer ist unabhängig von dem Satz kanonischer Koordinaten, der als Basis verwendet wurde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<text:span text:style-name="T4">fundamentalen Poisson-Klammern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5.196cm" svg:height="6.179cm" svg:x="11.401cm" svg:y="7.41cm">
          <text:p/>
          <draw:object xlink:href="../fundamentale%20Poisson-Klammer.odf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Zählen Sie einige formale Eigenschaften der Poisson-Klammer auf.</text:p>
          </draw:text-box>
        </draw:frame>
        <draw:frame presentation:style-name="pr8" draw:text-style-name="P11" draw:layer="layout" svg:width="25.199cm" svg:height="15.496cm" svg:x="1.4cm" svg:y="3.258cm" presentation:class="subtitle" presentation:user-transformed="true">
          <draw:text-box>
            <text:p text:style-name="P11"><text:span text:style-name="T6"/></text:p>
            <text:p text:style-name="P11"><text:span text:style-name="T6"/></text:p>
            <text:p text:style-name="P11"><text:span text:style-name="T6">Antisymmetrie:</text:span></text:p>
            <text:p text:style-name="P11"><text:span text:style-name="T6"/></text:p>
            <text:p text:style-name="P11"><text:span text:style-name="T6"/></text:p>
            <text:p text:style-name="P11"><text:span text:style-name="T6">Linearität:</text:span></text:p>
            <text:p text:style-name="P11"><text:span text:style-name="T6"/></text:p>
            <text:p text:style-name="P11"><text:span text:style-name="T6"/></text:p>
            <text:p text:style-name="P11"><text:span text:style-name="T6">Nullelement:</text:span></text:p>
            <text:p text:style-name="P11"><text:span text:style-name="T6"/></text:p>
            <text:p text:style-name="P11"><text:span text:style-name="T6"/></text:p>
            <text:p text:style-name="P11"><text:span text:style-name="T6">Produktregel:</text:span></text:p>
            <text:p text:style-name="P11"><text:span text:style-name="T6"/></text:p>
            <text:p text:style-name="P11"><text:span text:style-name="T6"/></text:p>
            <text:p text:style-name="P11"><text:span text:style-name="T6">Jacobi-Identität:</text:span></text:p>
          </draw:text-box>
        </draw:frame>
        <draw:frame draw:style-name="gr2" draw:text-style-name="P5" draw:layer="layout" svg:width="14.174cm" svg:height="1.033cm" svg:x="6.912cm" svg:y="6.683cm">
          <text:p/>
          <draw:object xlink:href="../Poisson-Klammer%20-%20Antisymmetrie.odf" xlink:type="simple" xlink:show="embed" xlink:actuate="onLoad"/>
          <draw:image xlink:href="./ObjectReplacements/Object 49" xlink:type="simple" xlink:show="embed" xlink:actuate="onLoad"/>
        </draw:frame>
        <draw:frame draw:style-name="gr2" draw:text-style-name="P5" draw:layer="layout" svg:width="22.046cm" svg:height="1.168cm" svg:x="2.976cm" svg:y="9.915cm">
          <text:p/>
          <draw:object xlink:href="../Poisson-Klammer%20-%20Linearität.odf" xlink:type="simple" xlink:show="embed" xlink:actuate="onLoad"/>
          <draw:image xlink:href="./ObjectReplacements/Object 50" xlink:type="simple" xlink:show="embed" xlink:actuate="onLoad"/>
        </draw:frame>
        <draw:frame draw:style-name="gr2" draw:text-style-name="P5" draw:layer="layout" svg:width="16.32cm" svg:height="1.033cm" svg:x="5.839cm" svg:y="13.083cm">
          <text:p/>
          <draw:object xlink:href="../Poisson-Klammer%20-%20Nullelement.odf" xlink:type="simple" xlink:show="embed" xlink:actuate="onLoad"/>
          <draw:image xlink:href="./ObjectReplacements/Object 51" xlink:type="simple" xlink:show="embed" xlink:actuate="onLoad"/>
        </draw:frame>
        <draw:frame draw:style-name="gr2" draw:text-style-name="P5" draw:layer="layout" svg:width="10.196cm" svg:height="1.033cm" svg:x="8.901cm" svg:y="16.083cm">
          <text:p/>
          <draw:object xlink:href="../Poisson-Klammer%20-%20Produktregel.odf" xlink:type="simple" xlink:show="embed" xlink:actuate="onLoad"/>
          <draw:image xlink:href="./ObjectReplacements/Object 52" xlink:type="simple" xlink:show="embed" xlink:actuate="onLoad"/>
        </draw:frame>
        <draw:frame draw:style-name="gr2" draw:text-style-name="P5" draw:layer="layout" svg:width="14.226cm" svg:height="1.139cm" svg:x="6.886cm" svg:y="18.93cm">
          <text:p/>
          <draw:object xlink:href="../Poisson-Klammer%20-%20Jacobi-Identität.odf" xlink:type="simple" xlink:show="embed" xlink:actuate="onLoad"/>
          <draw:image xlink:href="./ObjectReplacements/Object 5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Jacobi-Identitä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text-style-name="P6" draw:layer="layout" svg:width="25.199cm" svg:height="4.51cm" svg:x="1.4cm" svg:y="0.335cm" presentation:class="title" presentation:user-transformed="true">
          <draw:text-box>
            <text:p><text:span text:style-name="T8">Wie kann man die Poisson-Klammer benutzen, um zu sehen, dass </text:span><text:span text:style-name="T80">F</text:span><text:span text:style-name="T81"> </text:span><text:span text:style-name="T8">(</text:span><text:span text:style-name="T82">q</text:span><text:span text:style-name="T8">, </text:span><text:span text:style-name="T82">p</text:span><text:span text:style-name="T8">, </text:span><text:span text:style-name="T83">t</text:span><text:span text:style-name="T84"> </text:span><text:span text:style-name="T8">) ein Integral der Bewegung darstellt?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er <text:span text:style-name="T4">Poisson’sche Satz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Erläutern Sie, warum man die Klassische Mechanik und die Quantenmechanik als verschiedene Realisierungen derselben mathematischen Struktur auffassen kann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text-style-name="P12" draw:layer="layout" svg:width="25.199cm" svg:height="3.506cm" svg:x="1.4cm" svg:y="0.835cm" presentation:class="title" presentation:user-transformed="true">
          <draw:text-box>
            <text:p><text:span text:style-name="T85">Was ist die tiefere Ursache für die Invarianz der Lagrange’schen Bewegungsgleichungen gegenüber Punkttransformationen im Konfigurationsraum und gegenüber mechanischen Eichtransformation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ändert sich die Hamilton-Funktion bei einer mechanischen Eich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passiert bei einer mechanischen Eichtransformation mit den kanonischen Bewegungsgleichung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layer="layout" svg:width="25.199cm" svg:height="5.014cm" svg:x="1.4cm" svg:y="0.083cm" presentation:class="title" presentation:user-transformed="true">
          <draw:text-box>
            <text:p>Sind durch die generalisierten Koordinaten <text:span text:style-name="T4">q</text:span><text:span text:style-name="T25">1</text:span>,...,<text:span text:style-name="T4">q</text:span><text:span text:style-name="T5">S</text:span> die generalisierten Impulse <text:span text:style-name="T53">p</text:span><text:span text:style-name="T5">j</text:span> eindeutig festgeleg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r Phasen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Bedeutung haben kanonische Transformatio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nennt man kanonische Transformationen <text:span text:style-name="T4">kanonisch im engeren Sinne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4" draw:text-style-name="P13" draw:layer="layout" svg:width="25.199cm" svg:height="4.384cm" svg:x="1.4cm" svg:y="0.398cm" presentation:class="title" presentation:user-transformed="true">
          <draw:text-box>
            <text:p><text:span text:style-name="T86">Nennen Sie im Zusammenhang mit dem modifizierten Hamilton’schen Prinzip ein erstes Kriterium dafür, dass eine Phasentransformation (</text:span><text:span text:style-name="T87">q</text:span><text:span text:style-name="T86">, </text:span><text:span text:style-name="T87">p</text:span><text:span text:style-name="T86">) −→ (¯</text:span><text:span text:style-name="T87">q</text:span><text:span text:style-name="T86">, ¯</text:span><text:span text:style-name="T87">p</text:span><text:span text:style-name="T86">) kanonisch ist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<text:span text:style-name="T4">Erzeugenden</text:span> einer kanonischen Transforma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elche Typen von erzeugenden Funktionen für kanonische Transformationen kennen Sie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ist das gemeinsame Merkmal von erzeugenden Funktionen für kanonische Transformation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Nennen Sie mindestens zwei erzeugende Funktionen für eine Phasentransformation, die Impulse und Orte miteinander vertauscht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<text:span text:style-name="T4">Erzeugende</text:span> vermittelt eine identische 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sieht die <text:span text:style-name="T4">Erzeugende</text:span> für eine Punkttransformation im Konfigurationsraum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passiert bei der <text:span text:style-name="T4">Erzeugenden</text:span> für eine Punkttransformation im Konfigurationsraum mit den kanonischen Impuls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Nennen Sie mindestens zwei Kriterien für die Kanonizität einer Phasentransformation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atangChe3" svg:font-family="BatangChe"/>
    <style:font-face style:name="BatangChe1" svg:font-family="BatangChe" style:font-adornments="Regular"/>
    <style:font-face style:name="Ebrima6" svg:font-family="Ebrima"/>
    <style:font-face style:name="Ebrima3" svg:font-family="Ebrima" style:font-adornments="Regular"/>
    <style:font-face style:name="Calibri6" svg:font-family="Calibri" style:font-family-generic="swiss"/>
    <style:font-face style:name="Calibri3" svg:font-family="Calibri" style:font-adornments="Regular" style:font-family-generic="swiss"/>
    <style:font-face style:name="Andale Sans UI2" svg:font-family="'Andale Sans UI'" style:font-pitch="variable"/>
    <style:font-face style:name="BatangChe2" svg:font-family="BatangChe" style:font-pitch="variable"/>
    <style:font-face style:name="BatangChe" svg:font-family="BatangChe" style:font-adornments="Regular" style:font-pitch="variable"/>
    <style:font-face style:name="Calibri4" svg:font-family="Calibri" style:font-adornments="Regular" style:font-pitch="variable"/>
    <style:font-face style:name="Ebrima5" svg:font-family="Ebrima" style:font-pitch="variable"/>
    <style:font-face style:name="Ebrima2" svg:font-family="Ebrima" style:font-adornments="Regular" style:font-pitch="variable"/>
    <style:font-face style:name="Tahoma2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5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Ebrima4" svg:font-family="Ebrima" style:font-adornments="Regular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alibri2" fo:font-family="Calibri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00H04M55S</meta:editing-duration>
    <meta:editing-cycles>2</meta:editing-cycles>
    <meta:generator>LibreOffice/4.1.4.2$Windows_x86 LibreOffice_project/0a0440ccc0227ad9829de5f46be37cfb6edcf72</meta:generator>
    <dc:date>2014-05-13T17:37:37.959000000</dc:date>
    <meta:document-statistic meta:object-count="459"/>
  </office:meta>
</office:document-meta>
</file>